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Courier New"/>
    </style:style>
    <style:style style:name="P2" style:family="paragraph" style:parent-style-name="Text_20_body" style:list-style-name="L1"/>
    <style:style style:name="P3" style:family="paragraph" style:parent-style-name="Text_20_body">
      <style:paragraph-properties fo:margin-left="0.5in" fo:margin-right="0in" fo:text-indent="0in" style:auto-text-indent="false"/>
    </style:style>
    <style:style style:name="P4" style:family="paragraph" style:parent-style-name="Text_20_body">
      <style:paragraph-properties fo:margin-left="0.5in" fo:margin-right="0in" fo:text-indent="0in" style:auto-text-indent="false"/>
      <style:text-properties style:font-name="Courier New"/>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ing Firebird with IBX under Linux</text:h>
      <text:p text:style-name="Text_20_body">By default, IBX for Lazarus will dynamically load the Firebird 2.x client library. This is regardless of whether it is being run as part of the IDE or in a user program. Provided that this is installed then IBX for Lazarus should run “out of the box”. If IBX cannot find the client library then the IDE will have empty or missing “Firebird” and “Firebird Admin” tabs on the component palette. A user program will terminate with an error message.</text:p>
      <text:p text:style-name="Text_20_body">The firebird client library can be installed using the Firebird installer (see <text:a xlink:type="simple" xlink:href="http://www.firebirdsql.org/">http://www.firebirdsql.org</text:a>) or, for example, under Ubuntu, by installing the “libfbclient2” debian package.</text:p>
      <text:h text:style-name="Heading_20_2" text:outline-level="2">Using a Different Firebird shared object library</text:h>
      <text:p text:style-name="Text_20_body">There are alternative Firebird libraries that can be used. The Firebird 1.x client should work with IBX for Lazarus; you may want to experiment with a later version of Firebird. You could also use the Firebird Classic library (libfbembed.so.x). </text:p>
      <text:p text:style-name="Text_20_body">The easiest way to make IBX for Lazarus to load a different library is to use the FBLIB environment variable. This can be set before running the Lazarus IDE (to make IBX load a different Firebird library when running in the IDE) or before running a user program. For example, entering the following commands into a command line shell, will run the Lazarus IDE with the Firebird 1.5 client library.</text:p>
      <text:p text:style-name="P1">export FBLIB=libfbclient.so.1.5</text:p>
      <text:p text:style-name="P1">startlazarus</text:p>
      <text:p text:style-name="Text_20_body">Note that if you are using a Firebird library that is not in a standard location, then you may also want to set the LD_LIBRARY_PATH environment variable to the directory in which the Firebird library is located. </text:p>
      <text:p text:style-name="Text_20_body">Alternatively, the name of an alternative library can be compiled into a user program. The “IBINTF” unit contains a callback function <text:span text:style-name="T1">OnGetLibraryName</text:span><text:span text:style-name="T2">. If this is set then it is called by the library loader before loading the Firebird Library and is expected to return the name of the libarry. This function needs to be defined in the initialization section of a unit loaded before IBX i.e. early on in the initialization sequence. This can be achieved by placing the name of the unit in the “uses” clause of the progam's .lpr file immediately after the “interfaces” unit. An example unit to change the name of the library to the Firebird Classic shared library is given below.</text:span></text:p>
      <text:h text:style-name="Heading_20_2" text:outline-level="2"><text:span text:style-name="T2">Using a Personal Database</text:span></text:h>
      <text:p text:style-name="Text_20_body"><text:span text:style-name="T2">While client/server use of Firebird is typical and allows multi-user access to a shared database, it is also possible to use the Firebird classic library to support the use of a Personal Database, where the database is in a file owned by the user account, is accessible by a single user only and without needing to manage user passwords. This mode of use is similar to the use of the Firebird Embedded server under Windows – but does require more careful configuration. It is best described by an example:</text:span></text:p>
      <text:list xml:id="list1868134543" text:style-name="L1">
        <text:list-item>
          <text:p text:style-name="P2"><text:span text:style-name="T2">Download a recent version of Firebird classic (e.g. 2.5) as a tar archive from </text:span><text:a xlink:type="simple" xlink:href="http://www.firebirdsql.org/"><text:span text:style-name="T2">http://www.firebirdsql.org</text:span></text:a><text:span text:style-name="T2">. Open this archive and then extract the inner archive “buildroot.tar.gz” into your home directory. This should extract as a single directory with subdirectories.</text:span></text:p>
        </text:list-item>
        <text:list-item>
          <text:p text:style-name="P2"><text:span text:style-name="T2">The firebird-2.5--- directory contains the default Firebird root directory files, such as “firebird.conf” and “security2.fdb”, various utilities in the “bin” directory and the </text:span><text:soft-page-break/><text:span text:style-name="T2">libfbemded shared object in the “lib” subdirectory.</text:span></text:p>
        </text:list-item>
        <text:list-item>
          <text:p text:style-name="P2"><text:span text:style-name="T2">Your program should contain an IBDatabase component with the databasename set to the pathname to the database file, and the logon parameters set to logon as the “SYSDBA” user with the default “masterkey” password. The same is true for any Service API components, such as IBSecurityService, except that they should additionally have the protocol set to “Local”. The “Logon Prompt” property should be set to false. The program should now be compiled.</text:span></text:p>
        </text:list-item>
        <text:list-item>
          <text:p text:style-name="P2"><text:span text:style-name="T2">Now open a command line terminal and enter the following:</text:span></text:p>
        </text:list-item>
      </text:list>
      <text:p text:style-name="P4"><text:span text:style-name="T2">export FIREBIRD=$HOME/firebird-2.5...</text:span></text:p>
      <text:p text:style-name="P4"><text:span text:style-name="T2">export FBLIB=libfbembed.so.2.5</text:span></text:p>
      <text:p text:style-name="P4"><text:span text:style-name="T2">export LD_LIBRARY_PATH=$HOME/firebird-2.5..</text:span></text:p>
      <text:p text:style-name="P4"><text:span text:style-name="T2">&lt;path to your program&gt;</text:span></text:p>
      <text:p text:style-name="P3"><text:span text:style-name="T2">The program should now run and load the libfbembed.so.2.5 shared object from where it was extracted. When the database is opened it is opened directly and must have its permissions set to that it is read/write to the current user account. As the default security2.fdb database is used, there is no need to prompt the user for login parameters as these defaults are known in advance.</text:span></text:p>
      <text:p text:style-name="Text_20_body"><text:span text:style-name="T2">What has been achieved is the direct use of a Personal database without needing the Firebird Server to be installed on the system. Access controls are normal file controls and the database is typically private to the owning user. There is no shared access.</text:span></text:p>
      <text:p text:style-name="Text_20_body"><text:span text:style-name="T2">You could deploy your program with the contents of the “lib” directory and, as a minimum, the firebird.conf, firebird.msg and security2.fdb files, and start it with a startup script that is a variation on the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30T15:39:15</meta:creation-date>
    <dc:date>2011-04-30T16:55:52</dc:date>
    <dc:creator>Tony Whyman</dc:creator>
    <meta:editing-duration>PT01H16M41S</meta:editing-duration>
    <meta:editing-cycles>5</meta:editing-cycles>
    <meta:generator>OpenOffice.org/3.2$Unix OpenOffice.org_project/320m12$Build-9483</meta:generator>
    <meta:document-statistic meta:table-count="0" meta:image-count="0" meta:object-count="0" meta:page-count="2" meta:paragraph-count="23" meta:word-count="802" meta:character-count="4810"/>
  </office:meta>
</office:document-meta>
</file>